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797e" officeooo:paragraph-rsid="0017797e"/>
    </style:style>
    <style:style style:name="P2" style:family="paragraph" style:parent-style-name="Standard">
      <style:text-properties style:text-underline-style="solid" style:text-underline-width="auto" style:text-underline-color="font-color" officeooo:rsid="0017797e" officeooo:paragraph-rsid="0017797e"/>
    </style:style>
    <style:style style:name="P3" style:family="paragraph" style:parent-style-name="Standard" style:list-style-name="L1">
      <style:text-properties officeooo:rsid="0017797e" officeooo:paragraph-rsid="0017797e"/>
    </style:style>
    <style:style style:name="P4" style:family="paragraph" style:parent-style-name="Standard" style:list-style-name="L1">
      <style:text-properties officeooo:rsid="00188060" officeooo:paragraph-rsid="00188060"/>
    </style:style>
    <style:style style:name="P5" style:family="paragraph" style:parent-style-name="Standard" style:list-style-name="L2">
      <style:text-properties officeooo:rsid="00188060" officeooo:paragraph-rsid="00188060"/>
    </style:style>
    <style:style style:name="P6" style:family="paragraph" style:parent-style-name="Standard" style:list-style-name="L3">
      <style:text-properties officeooo:rsid="00188060" officeooo:paragraph-rsid="00188060"/>
    </style:style>
    <style:style style:name="P7" style:family="paragraph" style:parent-style-name="Standard" style:list-style-name="L3">
      <style:text-properties officeooo:rsid="00188060" officeooo:paragraph-rsid="001a66db"/>
    </style:style>
    <style:style style:name="P8" style:family="paragraph" style:parent-style-name="Standard" style:list-style-name="L2">
      <style:text-properties officeooo:rsid="0018853f" officeooo:paragraph-rsid="0018853f"/>
    </style:style>
    <style:style style:name="P9" style:family="paragraph" style:parent-style-name="Standard" style:list-style-name="L3">
      <style:text-properties officeooo:rsid="0018853f" officeooo:paragraph-rsid="0018853f"/>
    </style:style>
    <style:style style:name="P10" style:family="paragraph" style:parent-style-name="Standard">
      <style:paragraph-properties fo:text-align="center" style:justify-single-word="false"/>
      <style:text-properties fo:font-size="24pt" style:text-underline-style="none" officeooo:rsid="0017797e" officeooo:paragraph-rsid="0017797e" style:font-size-asian="24pt" style:font-size-complex="24pt"/>
    </style:style>
    <style:style style:name="P11" style:family="paragraph" style:parent-style-name="Standard">
      <style:paragraph-properties fo:text-align="center" style:justify-single-word="false"/>
      <style:text-properties fo:font-size="24pt" style:text-underline-style="none" officeooo:rsid="001b27d5" officeooo:paragraph-rsid="001b27d5" style:font-size-asian="24pt" style:font-size-complex="24pt"/>
    </style:style>
    <style:style style:name="T1" style:family="text">
      <style:text-properties officeooo:rsid="00188060"/>
    </style:style>
    <style:style style:name="T2" style:family="text">
      <style:text-properties officeooo:rsid="0018853f"/>
    </style:style>
    <style:style style:name="T3" style:family="text">
      <style:text-properties officeooo:rsid="0018cc17"/>
    </style:style>
    <style:style style:name="T4" style:family="text">
      <style:text-properties officeooo:rsid="001a66db"/>
    </style:style>
    <style:style style:name="T5" style:family="text">
      <style:text-properties officeooo:rsid="001aa59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EXISTANCE OF TRIANGLE</text:p>
      <text:p text:style-name="P11">Group D</text:p>
      <text:p text:style-name="P2"/>
      <text:p text:style-name="P2">Software Requirements:</text:p>
      <text:p text:style-name="P1"/>
      <text:p text:style-name="P1">Introduction:</text:p>
      <text:p text:style-name="P1"><text:tab/>This document will be specifying the detailed requirements of the project named “Existance of <text:s/>Triangle”. This project will be used to verify the existance of a triangle by taking the length of each sides of a triangle.</text:p>
      <text:p text:style-name="P1"><text:s/></text:p>
      <text:p text:style-name="P1"/>
      <text:p text:style-name="P1">Platform:</text:p>
      <text:p text:style-name="P1"><text:tab/>This Software can be implemented over standard Personal Computer <text:span text:style-name="T2">(PC)</text:span> Specifications. The minimum specification to be required <text:span text:style-name="T2">for the system </text:span>is mentioned below.</text:p>
      <text:p text:style-name="P1"/>
      <text:list xml:id="list5239144173185081180" text:style-name="L1">
        <text:list-item>
          <text:p text:style-name="P3">Processor: 1<text:span text:style-name="T1">M</text:span>Hz</text:p>
        </text:list-item>
        <text:list-item>
          <text:p text:style-name="P3">RAM: <text:span text:style-name="T1">16</text:span>MB</text:p>
        </text:list-item>
        <text:list-item>
          <text:p text:style-name="P3">Operating System: Ubuntu/Linux</text:p>
        </text:list-item>
        <text:list-item>
          <text:p text:style-name="P3">Storage: <text:span text:style-name="T4">10</text:span>KB</text:p>
        </text:list-item>
        <text:list-item>
          <text:p text:style-name="P4">Standard Input/<text:span text:style-name="T5">Output</text:span>: Keyboard/<text:span text:style-name="T5">Monitor</text:span></text:p>
          <text:p text:style-name="P3"><text:s/></text:p>
          <text:p text:style-name="P3"/>
        </text:list-item>
      </text:list>
      <text:p text:style-name="P1">Context:</text:p>
      <text:p text:style-name="P1"><text:tab/><text:span text:style-name="T1">The contextual explanations of the required software is mentioned below.</text:span></text:p>
      <text:p text:style-name="P1"/>
      <text:list xml:id="list5663241971508277675" text:style-name="L2">
        <text:list-item>
          <text:p text:style-name="P5">The inputs should be taken from the user as command line arguments.</text:p>
        </text:list-item>
        <text:list-item>
          <text:p text:style-name="P5">The command line inputs should be converted to a Scalar quantity.</text:p>
        </text:list-item>
        <text:list-item>
          <text:p text:style-name="P5">The inputs should not exceeding a 16bit value.</text:p>
        </text:list-item>
        <text:list-item>
          <text:p text:style-name="P5">The inputs can be signed integer value.</text:p>
        </text:list-item>
        <text:list-item>
          <text:p text:style-name="P5">The outputs should be any one of the three mentioned. {“YES”, ”NO”, “ERROR”}.</text:p>
        </text:list-item>
        <text:list-item>
          <text:p text:style-name="P5">If the lengths of the sides given can be used to generate a triangle, print “YES”.</text:p>
        </text:list-item>
        <text:list-item>
          <text:p text:style-name="P5">If the lengths of the sides given cannot be used to generate a triangle, print “NO”. </text:p>
        </text:list-item>
        <text:list-item>
          <text:p text:style-name="P5">If any given input value is not a distance value (eg: negative value, character value, etc.), print “ERROR”. </text:p>
        </text:list-item>
        <text:list-item>
          <text:p text:style-name="P8">The software should be running with a maximum time complexity of 100 nano seconds.</text:p>
        </text:list-item>
        <text:list-item>
          <text:p text:style-name="P8">The software should be reliable at all possible inputs mentioned under the given domain of datas.</text:p>
        </text:list-item>
        <text:list-item>
          <text:p text:style-name="P8">The execution of the software should not require memory space morethan <text:span text:style-name="T4">10</text:span> Kilo Bytes. </text:p>
        </text:list-item>
      </text:list>
      <text:p text:style-name="P1"/>
      <text:p text:style-name="P1"/>
      <text:p text:style-name="P1">Functionality:</text:p>
      <text:list xml:id="list4411960043885996937" text:style-name="L3">
        <text:list-item>
          <text:p text:style-name="P6">The user should have an option to provide the inputs.</text:p>
        </text:list-item>
        <text:list-item>
          <text:p text:style-name="P6">The user should be able to see/get the output <text:span text:style-name="T5">as {“YES”, “NO”, “ERROR”}</text:span>.</text:p>
        </text:list-item>
        <text:list-item>
          <text:p text:style-name="P9">The software should convert inputs recieved from the command line (inputted by user) to a<text:span text:style-name="T3">n</text:span> integer value.</text:p>
        </text:list-item>
        <text:list-item>
          <text:p text:style-name="P7">The software should compare among the input values <text:span text:style-name="T5">and find the minimum and second minimum value.</text:span></text:p>
        </text:list-item>
        <text:list-item>
          <text:p text:style-name="P7"><text:soft-page-break/><text:span text:style-name="T4">The software should check </text:span>whether the sum of the two smaller values exceeds the largest value among them. <text:span text:style-name="T5">If so,</text:span> Return “YES”. Otherwise “NO”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4T14:21:12.476755856</meta:creation-date>
    <dc:date>2018-07-05T12:04:01.299526897</dc:date>
    <meta:editing-duration>PT19H55M36S</meta:editing-duration>
    <meta:editing-cycles>3</meta:editing-cycles>
    <meta:generator>LibreOffice/4.2.8.2$Linux_X86_64 LibreOffice_project/420m0$Build-2</meta:generator>
    <meta:print-date>2018-07-04T16:41:04.037652670</meta:print-date>
    <meta:document-statistic meta:table-count="0" meta:image-count="0" meta:object-count="0" meta:page-count="2" meta:paragraph-count="34" meta:word-count="341" meta:character-count="1984" meta:non-whitespace-character-count="1688"/>
  </office:meta>
</office:document-meta>
</file>